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8_21-09-43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8_21-50-24_000.jpg</text:p>
          </table:table-cell>
          <table:table-cell table:style-name="ce25" office:value-type="string">
            <text:p><text:s/>:PHOTO 記録 / @自室 / what=ティッシュペーパー / for=~ / occasion=終了：使い切った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 :PHOTO 記録 / @自室 / what=ティッシュペーパー / for=~ / occasion=終了：使い切った">
            <text:p><text:s/>:PHOTO 記録 / @自室 / what=ティッシュペーパー / for=~ / occasion=終了：使い切った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1_02-04-04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1_02-04-13_000.jpg</text:p>
          </table:table-cell>
          <table:table-cell table:style-name="ce25" office:value-type="string">
            <text:p>:m :PHOTO 寝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1_07-48-07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1_08-10-39_000.jpg</text:p>
          </table:table-cell>
          <table:table-cell table:style-name="ce34" office:value-type="string">
            <text:p>:tome / (lang=ja) / topic=哲学 / content=何かが生まれつつあるとき、その反対物も又、生まれつつある。 || :m :th / topic=思想について / content=古代中国の人たちは、当時の中国の状況を見て、儒教。古代ヘブライの人たちは、同様にして、トーラー。今の日本の状況を見ている君は、何を？ / lang=ja || :m #*# / memo:other / topic=続後撰和歌集, about=和歌についての感想,other=「色かはるははその」；「千しほの秋のもみぢ葉」,id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tome / (lang=ja) / topic=哲学 / content=何かが生まれつつあるとき、その反対物も又、生まれつつある。 || :m :th / topic=思想について / content=古代中国の人たちは、当時の中国の状況を見て、儒教。古代ヘブライの人たちは、同様にして、トーラー。今の日本の状況を見ている君は、何を？ / lang=ja || :m #*# / memo:other / topic=続後撰和歌集, about=和歌についての感想,other=「色かはるははその」；「千しほの秋のもみぢ葉」,id=~">
            <text:p>:tome / (lang=ja) / topic=哲学 / content=何かが生まれつつあるとき、その反対物も又、生まれつつある。 || :m :th / topic=思想について / content=古代中国の人たちは、当時の中国の状況を見て、儒教。古代ヘブライの人たちは、同様にして、トーラー。今の日本の状況を見ている君は、何を？ / lang=ja || :m #*# / memo:other / topic=続後撰和歌集, about=和歌についての感想,other=「色かはるははその」；「千しほの秋のもみぢ葉」,id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1_13-10-16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01_15-51-27_000.jpg</text:p>
          </table:table-cell>
          <table:table-cell table:style-name="ce34" office:value-type="string">
            <text:p>:m RES 1*3 / free# JVEMV6 68#_191:1 / 68. theoretical-physics(tp) / w=~,topics=arrangement-of-lines,other=i+:#3~d-1:等差数列,s=~,i=~,doc=r-11-1~1.2#2.3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RES 1*3 / free# JVEMV6 68#_191:1 / 68. theoretical-physics(tp) / w=~,topics=arrangement-of-lines,other=i+:#3~d-1:等差数列,s=~,i=~,doc=r-11-1~1.2#2.3">
            <text:p>:m RES 1*3 / free# JVEMV6 68#_191:1 / 68. theoretical-physics(tp) / w=~,topics=arrangement-of-lines,other=i+:#3~d-1:等差数列,s=~,i=~,doc=r-11-1~1.2#2.3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01_15-51-43_000.jpg</text:p>
          </table:table-cell>
          <table:table-cell table:style-name="ce34" office:value-type="string">
            <text:p>:m RES 2*3 / free# JVEMV6 68#_191:1 / 68. theoretical-physics(tp) / w=simple-arrangements,topics=arrangement-of-lines,other=calc+;calc+;q+:open,s=~,i=~,doc=r-11-1~1.2#3.1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RES 2*3 / free# JVEMV6 68#_191:1 / 68. theoretical-physics(tp) / w=simple-arrangements,topics=arrangement-of-lines,other=calc+;calc+;q+:open,s=~,i=~,doc=r-11-1~1.2#3.1">
            <text:p>:m RES 2*3 / free# JVEMV6 68#_191:1 / 68. theoretical-physics(tp) / w=simple-arrangements,topics=arrangement-of-lines,other=calc+;calc+;q+:open,s=~,i=~,doc=r-11-1~1.2#3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01_15-52-06_000.jpg</text:p>
          </table:table-cell>
          <table:table-cell table:style-name="ce34" office:value-type="string">
            <text:p>:m RES 3*3 / free# JVEMV6 68#_191:1 / 68. theoretical-physics(tp) / w=~,topics=arrangement-of-lines,other=orig+:(n^2+n+2)の、平方完成,s=~,i=~,doc=r-11-1~1.2#3.1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RES 3*3 / free# JVEMV6 68#_191:1 / 68. theoretical-physics(tp) / w=~,topics=arrangement-of-lines,other=orig+:(n^2+n+2)の、平方完成,s=~,i=~,doc=r-11-1~1.2#3.1">
            <text:p>:m RES 3*3 / free# JVEMV6 68#_191:1 / 68. theoretical-physics(tp) / w=~,topics=arrangement-of-lines,other=orig+:(n^2+n+2)の、平方完成,s=~,i=~,doc=r-11-1~1.2#3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01_17-53-13_000.jpg</text:p>
          </table:table-cell>
          <table:table-cell table:style-name="ce34" office:value-type="string">
            <text:p>:m 1*1 RES / JVEMV6 64#101_banzan_shuugi / 『日本思想大系　３０　熊沢蕃山』 著者=~ / p.47 / w=霊明,topic=太虚；太極 / N~ 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:m 1*1 RES / JVEMV6 64#101_banzan_shuugi / 『日本思想大系　３０　熊沢蕃山』 著者=~ / p.47 / w=霊明,topic=太虚；太極 / N~ ">
            <text:p>:m 1*1 RES / JVEMV6 64#101_banzan_shuugi / 『日本思想大系　３０　熊沢蕃山』 著者=~ / p.47 / w=霊明,topic=太虚；太極 / N~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01_19-03-16_000.jpg</text:p>
          </table:table-cell>
          <table:table-cell table:style-name="ce34" office:value-type="string">
            <text:p>:m :篠笛,shinobue #*# / session-memo / s.1:todays-melody,genr=~,for=~,key=~,tempo=~,R=~,i.f.=~,notes=4``-4`-7`-4``,Re+,other=~ \\\ s.2:todays-melody,genr=~,for=~,key=~,tempo=~,R=~,i.f.=~,notes=4`-4h`-4`-3`-4`-7`-4`,Re+,other=~ \\\ s.3:training,genr=~,for=transition:4`⇔7`,key=~,tempo=~,R=~,i.f.=~,memo=~,elements=~,notes=,ReX,other=~ \\\ s.4:todays-melody,genr=~,for=~,key=E(hole-4),tempo=~,R=~,i.f.=~,notes=4``-4h``-4``-7`-4``;coda:3`-6`-4`(D-G-E)(L7f-3f-1),Re+,other=time:3/4-&gt;2/4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:m :篠笛,shinobue #*# / session-memo / s.1:todays-melody,genr=~,for=~,key=~,tempo=~,R=~,i.f.=~,notes=4``-4`-7`-4``,Re+,other=~ \\\ s.2:todays-melody,genr=~,for=~,key=~,tempo=~,R=~,i.f.=~,notes=4`-4h`-4`-3`-4`-7`-4`,Re+,other=~ \\\ s.3:training,genr=~,for=transition:4`⇔7`,key=~,tempo=~,R=~,i.f.=~,memo=~,elements=~,notes=,ReX,other=~ \\\ s.4:todays-melody,genr=~,for=~,key=E(hole-4),tempo=~,R=~,i.f.=~,notes=4``-4h``-4``-7`-4``;coda:3`-6`-4`(D-G-E)(L7f-3f-1),Re+,other=time:3/4-&gt;2/4">
            <text:p>:m :篠笛,shinobue #*# / session-memo / s.1:todays-melody,genr=~,for=~,key=~,tempo=~,R=~,i.f.=~,notes=4``-4`-7`-4``,Re+,other=~ \\\ s.2:todays-melody,genr=~,for=~,key=~,tempo=~,R=~,i.f.=~,notes=4`-4h`-4`-3`-4`-7`-4`,Re+,other=~ \\\ s.3:training,genr=~,for=transition:4`⇔7`,key=~,tempo=~,R=~,i.f.=~,memo=~,elements=~,notes=,ReX,other=~ \\\ s.4:todays-melody,genr=~,for=~,key=E(hole-4),tempo=~,R=~,i.f.=~,notes=4``-4h``-4``-7`-4``;coda:3`-6`-4`(D-G-E)(L7f-3f-1),Re+,other=time:3/4-&gt;2/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6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2022/03/02</text:date>, <text:time>09:40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2T09:40:37.57</dc:date>
    <dc:creator>iwabuchi ken</dc:creator>
    <meta:editing-duration>P43DT16H9M38S</meta:editing-duration>
    <meta:editing-cycles>14662</meta:editing-cycles>
    <meta:document-statistic meta:table-count="2" meta:cell-count="495" meta:object-count="0"/>
    <meta:user-defined meta:name="qrichtext">1</meta:user-defined>
  </office:meta>
</office:document-meta>
</file>